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280a1" officeooo:paragraph-rsid="000280a1"/>
    </style:style>
    <style:style style:name="P2" style:family="paragraph" style:parent-style-name="Standard">
      <style:text-properties officeooo:rsid="0003613c" officeooo:paragraph-rsid="0003613c"/>
    </style:style>
    <style:style style:name="P3" style:family="paragraph" style:parent-style-name="Standard">
      <style:text-properties officeooo:rsid="00043e8b" officeooo:paragraph-rsid="00043e8b"/>
    </style:style>
    <style:style style:name="P4" style:family="paragraph" style:parent-style-name="Standard">
      <style:text-properties officeooo:rsid="00050ef1" officeooo:paragraph-rsid="00050ef1"/>
    </style:style>
    <style:style style:name="P5" style:family="paragraph" style:parent-style-name="Standard">
      <style:text-properties officeooo:rsid="00081e30" officeooo:paragraph-rsid="00081e30"/>
    </style:style>
    <style:style style:name="P6" style:family="paragraph" style:parent-style-name="Standard">
      <style:text-properties officeooo:rsid="00043e8b" officeooo:paragraph-rsid="0008b767"/>
    </style:style>
    <style:style style:name="P7" style:family="paragraph" style:parent-style-name="Standard">
      <style:text-properties officeooo:rsid="00043e8b" officeooo:paragraph-rsid="00043e8b"/>
    </style:style>
    <style:style style:name="T1" style:family="text">
      <style:text-properties officeooo:rsid="0003613c"/>
    </style:style>
    <style:style style:name="T2" style:family="text">
      <style:text-properties officeooo:rsid="00050ef1"/>
    </style:style>
    <style:style style:name="T3" style:family="text">
      <style:text-properties officeooo:rsid="00058f93"/>
    </style:style>
    <style:style style:name="T4" style:family="text">
      <style:text-properties officeooo:rsid="00081e30"/>
    </style:style>
    <style:style style:name="T5" style:family="text">
      <style:text-properties fo:color="#808080" style:font-name="Bitstream Vera Sans Mono" fo:font-size="9pt" fo:font-style="normal" fo:font-weight="normal" style:font-size-asian="9pt" style:font-style-asian="normal" style:font-weight-asian="normal"/>
    </style:style>
    <style:style style:name="T6" style:family="text">
      <style:text-properties fo:color="#a9b7c6" style:font-name="Bitstream Vera Sans Mono" fo:font-size="9pt" fo:font-style="normal" fo:font-weight="normal" style:font-size-asian="9pt" style:font-style-asian="normal" style:font-weight-asian="normal"/>
    </style:style>
    <style:style style:name="T7" style:family="text">
      <style:text-properties fo:color="#6897bb" style:font-name="Bitstream Vera Sans Mono" fo:font-size="9pt" fo:font-style="normal" fo:font-weight="normal" style:font-size-asian="9pt" style:font-style-asian="normal" style:font-weight-asian="normal"/>
    </style:style>
    <style:style style:name="T8" style:family="text">
      <style:text-properties fo:color="#cc7832" style:font-name="Bitstream Vera Sans Mono" fo:font-size="9pt" fo:font-style="normal" fo:font-weight="normal" style:font-size-asian="9pt" style:font-style-asian="normal" style:font-weight-asian="normal"/>
    </style:style>
    <style:style style:name="T9" style:family="text">
      <style:text-properties fo:color="#6a8759" style:font-name="Bitstream Vera Sans Mono" fo:font-size="9pt" fo:font-style="normal" fo:font-weight="normal" style:font-size-asian="9pt" style:font-style-asian="normal" style:font-weight-asian="normal"/>
    </style:style>
    <style:style style:name="T10" style:family="text">
      <style:text-properties fo:color="#aa4926" style:font-name="Bitstream Vera Sans Mono" fo:font-size="9pt" fo:font-style="normal" fo:font-weight="normal" style:font-size-asian="9pt" style:font-style-asian="normal" style:font-weight-asian="normal"/>
    </style:style>
    <style:style style:name="T11" style:family="text">
      <style:text-properties fo:color="#8888c6" style:font-name="Bitstream Vera Sans Mono" fo:font-size="9pt" fo:font-style="normal" fo:font-weight="normal" style:font-size-asian="9pt" style:font-style-asian="normal" style:font-weight-asian="normal"/>
    </style:style>
    <style:style style:name="T12" style:family="text">
      <style:text-properties fo:color="#ffc66d" style:font-name="Bitstream Vera Sans Mono" fo:font-size="9pt" fo:font-style="normal" fo:font-weight="normal" style:font-size-asian="9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ción técnica</text:p>
      <text:p text:style-name="P1"/>
      <text:p text:style-name="P1">Reading es una aplicación web escrita en lenguaje Python, con la ayuda del framework Django. Este framework define una arquitectura similar a la conocida MVC (modelo-vista-controlador), pero la denomina MTV (modelo-plantilla-vista), aunque su funcionamiento es prácticamente el mismo.</text:p>
      <text:p text:style-name="P1"/>
      <text:p text:style-name="P1">Para el almacenamiento de datos, se utiliza la base de datos relacional SQLite. Este sistema ofrece bases de datos ligeras, fáciles de utilizar y compatibles con todos los sistemas operativos y lenguajes. Su uso se basa en el acceso a un fichero que almacena los datos correspondientes; en este caso, dicho archivo se llama “<text:span text:style-name="T1">db.sqlite3”.</text:span></text:p>
      <text:p text:style-name="P2"/>
      <text:p text:style-name="P2">Para poblar la base de datos de la aplicación, se utiliza “scrapping”, es decir, se obtienen los datos de otra página web rastreando su código HTML y extrayendo la información necesaria. Esto se realiza mediante el paquete “beautifulsoup4” de Python, que permite de forma fácil llevar a cabo el scrapping. Nuestra aplicación consume la información de la web de la Casa del Libro, una famosa librería, que ofrece todos los detalles necesarios de cada libro. El scrapping se realiza de la siguiente manera:</text:p>
      <text:p text:style-name="P3"/>
      <text:p text:style-name="P3"><text:tab/>1. Para cada categoría de libros:</text:p>
      <text:p text:style-name="P3"><text:tab/><text:tab/>1.1. Obtener todas las páginas</text:p>
      <text:p text:style-name="P3"><text:tab/><text:tab/>1.2. Para cada página:</text:p>
      <text:p text:style-name="P3"><text:tab/><text:tab/><text:tab/>1.2.1. Obtener la lista de libros</text:p>
      <text:p text:style-name="P3"><text:tab/><text:tab/><text:tab/>1.2.2. Para cada libro:</text:p>
      <text:p text:style-name="P3"><text:tab/><text:tab/><text:tab/><text:tab/>1.2.2.1. Guardar la información básica</text:p>
      <text:p text:style-name="P3"><text:tab/><text:tab/><text:tab/><text:tab/>1.2.2.2. Acceder a la página que contiene información detallada</text:p>
      <text:p text:style-name="P3"><text:tab/><text:tab/><text:tab/><text:tab/>1.2.2.3. Guardar la información detallada</text:p>
      <text:p text:style-name="P3"><text:tab/>2. Mostrar el tiempo total que se ha tardado en hacer el scrapping</text:p>
      <text:p text:style-name="P3"/>
      <text:p text:style-name="P6"><text:span text:style-name="T8">def </text:span><text:span text:style-name="T12">scrap</text:span><text:span text:style-name="T6">(url</text:span><text:span text:style-name="T8">, </text:span><text:span text:style-name="T6">category):</text:span><text:line-break/><text:span text:style-name="T6"> <text:s text:c="3"/></text:span><text:span text:style-name="T5">total </text:span><text:span text:style-name="T6">= </text:span><text:span text:style-name="T7">0</text:span><text:line-break/><text:span text:style-name="T7"> <text:s text:c="3"/></text:span><text:span text:style-name="T6">f = urllib.request.urlopen(url)</text:span><text:line-break/><text:span text:style-name="T6"> <text:s text:c="3"/>html = f.read()</text:span><text:line-break/><text:span text:style-name="T6"> <text:s text:c="3"/>f.close()</text:span><text:line-break/><text:span text:style-name="T6"> <text:s text:c="3"/>soup = BeautifulSoup(html</text:span><text:span text:style-name="T8">, </text:span><text:span text:style-name="T9">'lxml'</text:span><text:span text:style-name="T6">)</text:span><text:line-break/><text:span text:style-name="T6"> <text:s text:c="3"/></text:span><text:span text:style-name="T5">pages </text:span><text:span text:style-name="T6">= soup.find(</text:span><text:span text:style-name="T9">'span'</text:span><text:span text:style-name="T8">, </text:span><text:span text:style-name="T10">class_</text:span><text:span text:style-name="T6">=</text:span><text:span text:style-name="T9">'fnt09im'</text:span><text:span text:style-name="T6">).text.split(</text:span><text:span text:style-name="T9">" "</text:span><text:span text:style-name="T6">)[</text:span><text:span text:style-name="T7">3</text:span><text:span text:style-name="T6">]</text:span><text:line-break/><text:span text:style-name="T6"> <text:s text:c="3"/></text:span><text:span text:style-name="T8">for </text:span><text:span text:style-name="T6">i </text:span><text:span text:style-name="T8">in </text:span><text:span text:style-name="T11">range</text:span><text:span text:style-name="T6">(scrapping_page_number):</text:span><text:line-break/><text:span text:style-name="T6"> <text:s text:c="7"/>f = urllib.request.urlopen(url + </text:span><text:span text:style-name="T9">'/p' </text:span><text:span text:style-name="T6">+ </text:span><text:span text:style-name="T11">str</text:span><text:span text:style-name="T6">(i + </text:span><text:span text:style-name="T7">1</text:span><text:span text:style-name="T6">))</text:span><text:line-break/><text:span text:style-name="T6"> <text:s text:c="7"/>html = f.read()</text:span><text:line-break/><text:span text:style-name="T6"> <text:s text:c="7"/>f.close()</text:span><text:line-break/><text:span text:style-name="T6"> <text:s text:c="7"/>soup = BeautifulSoup(html</text:span><text:span text:style-name="T8">, </text:span><text:span text:style-name="T9">'lxml'</text:span><text:span text:style-name="T6">)</text:span><text:line-break/><text:span text:style-name="T6"> <text:s text:c="7"/>books = soup.find_all(</text:span><text:span text:style-name="T9">'div'</text:span><text:span text:style-name="T8">, </text:span><text:span text:style-name="T10">class_</text:span><text:span text:style-name="T6">=</text:span><text:span text:style-name="T9">'mod-list-item'</text:span><text:span text:style-name="T6">)</text:span><text:line-break/><text:span text:style-name="T6"> <text:s text:c="7"/></text:span><text:span text:style-name="T8">for </text:span><text:span text:style-name="T6">book </text:span><text:span text:style-name="T8">in </text:span><text:span text:style-name="T6">books:</text:span><text:line-break/><text:span text:style-name="T6"> <text:s text:c="11"/>title = book.find(</text:span><text:span text:style-name="T9">'a'</text:span><text:span text:style-name="T8">, </text:span><text:span text:style-name="T10">class_</text:span><text:span text:style-name="T6">=</text:span><text:span text:style-name="T9">'title-link'</text:span><text:span text:style-name="T6">).string</text:span><text:line-break/><text:span text:style-name="T6"> <text:s text:c="11"/>bookURL = </text:span><text:span text:style-name="T9">"https://www.casadellibro.com" </text:span><text:span text:style-name="T6">+ book.find(</text:span><text:span text:style-name="T9">'a'</text:span><text:span text:style-name="T8">, </text:span><text:span text:style-name="T10">class_</text:span><text:span text:style-name="T6">=</text:span><text:span text:style-name="T9">'title-link'</text:span><text:span text:style-name="T6">)[</text:span><text:span text:style-name="T9">'href'</text:span><text:span text:style-name="T6">]</text:span><text:line-break/><text:span text:style-name="T6"> <text:s text:c="11"/>author = book.find(</text:span><text:span text:style-name="T9">'div'</text:span><text:span text:style-name="T8">, </text:span><text:span text:style-name="T10">class_</text:span><text:span text:style-name="T6">=</text:span><text:span text:style-name="T9">'mod-libros-author'</text:span><text:span text:style-name="T6">).text</text:span><text:line-break/><text:span text:style-name="T6"> <text:s text:c="11"/>imageURL = book.find(</text:span><text:span text:style-name="T9">'img'</text:span><text:span text:style-name="T8">, </text:span><text:span text:style-name="T10">class_</text:span><text:span text:style-name="T6">=</text:span><text:span text:style-name="T9">'img-shadow'</text:span><text:span text:style-name="T6">)[</text:span><text:span text:style-name="T9">'data-src'</text:span><text:span text:style-name="T6">]</text:span><text:line-break/><text:span text:style-name="T6"> <text:s text:c="11"/>f = urllib.request.urlopen(bookURL)</text:span><text:line-break/><text:span text:style-name="T6"> <text:s text:c="11"/>html2 = f.read()</text:span><text:line-break/><text:span text:style-name="T6"> <text:s text:c="11"/>f.close()</text:span><text:line-break/><text:span text:style-name="T6"> <text:s text:c="11"/>detailssoup = BeautifulSoup(html2</text:span><text:span text:style-name="T8">, </text:span><text:span text:style-name="T9">'lxml'</text:span><text:span text:style-name="T6">)</text:span><text:line-break/><text:span text:style-name="T6"> <text:s text:c="11"/>details = detailssoup.find(</text:span><text:span text:style-name="T9">'div'</text:span><text:span text:style-name="T8">, </text:span><text:span text:style-name="T10">class_</text:span><text:span text:style-name="T6">=</text:span><text:span text:style-name="T9">'book-description'</text:span><text:span text:style-name="T6">)</text:span><text:line-break/><text:span text:style-name="T6"> <text:s text:c="11"/>detailsli = []</text:span><text:line-break/><text:span text:style-name="T6"> <text:s text:c="11"/></text:span><text:span text:style-name="T8">if </text:span><text:span text:style-name="T6">details </text:span><text:span text:style-name="T8">is not None</text:span><text:span text:style-name="T6">:</text:span><text:line-break/><text:span text:style-name="T6"> <text:s text:c="15"/>bookdata = details.find(</text:span><text:span text:style-name="T9">'ul'</text:span><text:span text:style-name="T8">, </text:span><text:span text:style-name="T10">class_</text:span><text:span text:style-name="T6">=</text:span><text:span text:style-name="T9">'list07'</text:span><text:span text:style-name="T6">)</text:span><text:line-break/><text:span text:style-name="T6"> <text:s text:c="15"/></text:span><text:span text:style-name="T8">if </text:span><text:span text:style-name="T6">bookdata </text:span><text:span text:style-name="T8">is not None</text:span><text:span text:style-name="T6">:</text:span><text:line-break/><text:span text:style-name="T6"> <text:s text:c="19"/>detailsli = bookdata.find_all(</text:span><text:span text:style-name="T9">'li'</text:span><text:span text:style-name="T6">)</text:span><text:line-break/><text:soft-page-break/><text:span text:style-name="T6"> <text:s text:c="11"/>npages = </text:span><text:span text:style-name="T7">0</text:span><text:line-break/><text:span text:style-name="T7"> <text:s text:c="11"/></text:span><text:span text:style-name="T6">editorial = </text:span><text:span text:style-name="T9">""</text:span><text:line-break/><text:span text:style-name="T9"> <text:s text:c="11"/></text:span><text:span text:style-name="T6">lengua = </text:span><text:span text:style-name="T9">""</text:span><text:line-break/><text:span text:style-name="T9"> <text:s text:c="11"/></text:span><text:span text:style-name="T6">binding = </text:span><text:span text:style-name="T9">""</text:span><text:line-break/><text:span text:style-name="T9"> <text:s text:c="11"/></text:span><text:span text:style-name="T8">for </text:span><text:span text:style-name="T6">detail </text:span><text:span text:style-name="T8">in </text:span><text:span text:style-name="T6">detailsli:</text:span><text:line-break/><text:span text:style-name="T6"> <text:s text:c="15"/></text:span><text:span text:style-name="T8">if </text:span><text:span text:style-name="T6">detail.text[</text:span><text:span text:style-name="T7">0</text:span><text:span text:style-name="T6">:</text:span><text:span text:style-name="T7">15</text:span><text:span text:style-name="T6">] == </text:span><text:span text:style-name="T9">"Nº de páginas: "</text:span><text:span text:style-name="T6">:</text:span><text:line-break/><text:span text:style-name="T6"> <text:s text:c="19"/>npages = </text:span><text:span text:style-name="T11">int</text:span><text:span text:style-name="T6">(detail.text[</text:span><text:span text:style-name="T7">15</text:span><text:span text:style-name="T6">:</text:span><text:span text:style-name="T7">18</text:span><text:span text:style-name="T6">])</text:span><text:line-break/><text:span text:style-name="T6"> <text:s text:c="15"/></text:span><text:span text:style-name="T8">if </text:span><text:span text:style-name="T6">detail.text[</text:span><text:span text:style-name="T7">0</text:span><text:span text:style-name="T6">:</text:span><text:span text:style-name="T7">11</text:span><text:span text:style-name="T6">] == </text:span><text:span text:style-name="T9">"Editorial: "</text:span><text:span text:style-name="T6">:</text:span><text:line-break/><text:span text:style-name="T6"> <text:s text:c="19"/>editorial = detail.text[</text:span><text:span text:style-name="T7">11</text:span><text:span text:style-name="T6">:]</text:span><text:line-break/><text:span text:style-name="T6"> <text:s text:c="15"/></text:span><text:span text:style-name="T8">if </text:span><text:span text:style-name="T6">detail.text[</text:span><text:span text:style-name="T7">0</text:span><text:span text:style-name="T6">:</text:span><text:span text:style-name="T7">8</text:span><text:span text:style-name="T6">] == </text:span><text:span text:style-name="T9">"Lengua: "</text:span><text:span text:style-name="T6">:</text:span><text:line-break/><text:span text:style-name="T6"> <text:s text:c="19"/>lengua = detail.text[</text:span><text:span text:style-name="T7">8</text:span><text:span text:style-name="T6">:]</text:span><text:line-break/><text:span text:style-name="T6"> <text:s text:c="15"/></text:span><text:span text:style-name="T8">if </text:span><text:span text:style-name="T6">detail.text[</text:span><text:span text:style-name="T7">0</text:span><text:span text:style-name="T6">:</text:span><text:span text:style-name="T7">16</text:span><text:span text:style-name="T6">] == </text:span><text:span text:style-name="T9">"Encuadernación: "</text:span><text:span text:style-name="T6">:</text:span><text:line-break/><text:span text:style-name="T6"> <text:s text:c="19"/>binding = detail.text[</text:span><text:span text:style-name="T7">16</text:span><text:span text:style-name="T6">:]</text:span><text:line-break/><text:span text:style-name="T6"> <text:s text:c="11"/></text:span><text:span text:style-name="T8">if </text:span><text:span text:style-name="T6">details.find(</text:span><text:span text:style-name="T9">'div'</text:span><text:span text:style-name="T8">, </text:span><text:span text:style-name="T10">class_</text:span><text:span text:style-name="T6">=</text:span><text:span text:style-name="T9">'col02'</text:span><text:span text:style-name="T6">) != </text:span><text:span text:style-name="T8">None</text:span><text:span text:style-name="T6">:</text:span><text:line-break/><text:span text:style-name="T6"> <text:s text:c="15"/>resumen = details.find(</text:span><text:span text:style-name="T9">'div'</text:span><text:span text:style-name="T8">, </text:span><text:span text:style-name="T10">class_</text:span><text:span text:style-name="T6">=</text:span><text:span text:style-name="T9">'col02'</text:span><text:span text:style-name="T6">).find(</text:span><text:span text:style-name="T9">'p'</text:span><text:span text:style-name="T6">)</text:span><text:line-break/><text:line-break/><text:span text:style-name="T6"> <text:s text:c="11"/>synopsis = </text:span><text:span text:style-name="T9">""</text:span><text:line-break/><text:span text:style-name="T9"> <text:s text:c="11"/></text:span><text:span text:style-name="T8">if </text:span><text:span text:style-name="T6">resumen != </text:span><text:span text:style-name="T8">None</text:span><text:span text:style-name="T6">:</text:span><text:line-break/><text:span text:style-name="T6"> <text:s text:c="15"/>synopsis = resumen.text</text:span><text:line-break/><text:span text:style-name="T6"> <text:s text:c="11"/></text:span><text:span text:style-name="T11">print</text:span><text:span text:style-name="T6">(title)</text:span><text:line-break/><text:span text:style-name="T6"> <text:s text:c="11"/></text:span><text:span text:style-name="T8">if </text:span><text:span text:style-name="T6">Book.objects.filter(</text:span><text:span text:style-name="T10">title</text:span><text:span text:style-name="T6">=title).first() </text:span><text:span text:style-name="T8">is None and </text:span><text:span text:style-name="T6">synopsis != </text:span><text:span text:style-name="T9">""</text:span><text:span text:style-name="T6">:</text:span><text:line-break/><text:span text:style-name="T6"> <text:s text:c="15"/>Book.objects.create(</text:span><text:span text:style-name="T10">title</text:span><text:span text:style-name="T6">=title</text:span><text:span text:style-name="T8">, </text:span><text:span text:style-name="T10">bookURL</text:span><text:span text:style-name="T6">=bookURL</text:span><text:span text:style-name="T8">, </text:span><text:span text:style-name="T10">author</text:span><text:span text:style-name="T6">=author</text:span><text:span text:style-name="T8">, <text:tab/><text:tab/><text:tab/><text:tab/><text:tab/><text:tab/> <text:s text:c="2"/></text:span><text:span text:style-name="T10">coverURL</text:span><text:span text:style-name="T6">=imageURL</text:span><text:span text:style-name="T8">, </text:span><text:span text:style-name="T10">npages</text:span><text:span text:style-name="T6">=npages</text:span><text:span text:style-name="T8">,</text:span><text:line-break/><text:span text:style-name="T8"> <text:s text:c="35"/></text:span><text:span text:style-name="T10">editorial</text:span><text:span text:style-name="T6">=editorial</text:span><text:span text:style-name="T8">, </text:span><text:span text:style-name="T10">language</text:span><text:span text:style-name="T6">=lengua</text:span><text:span text:style-name="T8">, </text:span><text:span text:style-name="T10">category</text:span><text:span text:style-name="T6">=category</text:span><text:span text:style-name="T8">, <text:tab/><text:tab/><text:tab/><text:tab/><text:tab/> <text:s text:c="2"/></text:span><text:span text:style-name="T10">binding</text:span><text:span text:style-name="T6">=binding</text:span><text:span text:style-name="T8">,</text:span><text:line-break/><text:span text:style-name="T8"> <text:s text:c="35"/></text:span><text:span text:style-name="T10">synopsis</text:span><text:span text:style-name="T6">=synopsis)</text:span></text:p>
      <text:p text:style-name="P6"/>
      <text:p text:style-name="P6">Este método guarda cerca de 300 libros, que son suficientes para realizar pruebas sobre las diferentes herramientas que proporciona la aplicación.</text:p>
      <text:p text:style-name="P3"/>
      <text:p text:style-name="P3">La primera de estas herramientas es un buscador de libros, implementado mediante un sistema de recuperación de información. Esto se lleva a cabo gracias al paquete “Whoosh”, que permite indexar elementos y recuperarlos de forma rápida y eficiente. Es necesario definir un esquema, que es la estructura básica de los elementos que se indexarán, y posteriormente se realiza el propio indexado. El esquema que se utiliza en Reading es uno muy simple donde los campos a tener en cuenta son <text:span text:style-name="T2">la ID, el título, el autor, la editorial y el resumen del libro. De estos campos, solamente se almacena el ID, es decir, que aunque podemos buscar en cualquiera de los campos indicados anteriormente, solo podremos recuperar el ID de los libros que obtengamos como resultado de la búsqueda. Esto es intencionado y no es un problema, ya que a partir del ID de un libro podemos sacar todos sus detalles desde la base de datos. Los campos ID y editorial son de tipo “id”, el autor de tipo “keyword”, y el título y la sinopsis de tipo “text”. El indexado de los elementos se realiza tras haber hecho scrapping y haber guardado todos los libros en la base de datos. Hacer ambas cosas simultáneamente provocaba un error de Python debido a que se excedía el límite de recursividad permitido, por lo que se optó por hacerlo por separado. Para realizar búsquedas sobre el sistema, simplemente hay que indicar la consulta y los campos donde se quiere aplicar dicha consulta, y se obtendrán los resultados correspondientes. Se puede encontrar más información sobre cómo realizar búsquedas en Reading en el manual de usuario.</text:span></text:p>
      <text:p text:style-name="P3"/>
      <text:p text:style-name="P3"><text:span text:style-name="T8">def </text:span><text:span text:style-name="T12">createSchema</text:span><text:span text:style-name="T6">():</text:span><text:line-break/><text:span text:style-name="T6"> <text:s text:c="3"/>booksSchema = Schema(</text:span><text:span text:style-name="T10">id</text:span><text:span text:style-name="T6">=ID(</text:span><text:span text:style-name="T10">stored</text:span><text:span text:style-name="T6">=</text:span><text:span text:style-name="T8">True</text:span><text:span text:style-name="T6">)</text:span><text:span text:style-name="T8">, </text:span><text:span text:style-name="T10">title</text:span><text:span text:style-name="T6">=TEXT</text:span><text:span text:style-name="T8">, </text:span><text:span text:style-name="T10">author</text:span><text:span text:style-name="T6">=KEYWORD</text:span><text:span text:style-name="T8">,</text:span><text:line-break/><text:span text:style-name="T8"> <text:s text:c="24"/></text:span><text:span text:style-name="T10">editorial</text:span><text:span text:style-name="T6">=ID</text:span><text:span text:style-name="T8">, </text:span><text:span text:style-name="T10">synopsis</text:span><text:span text:style-name="T6">=TEXT)</text:span><text:line-break/><text:span text:style-name="T6"> <text:s text:c="3"/></text:span><text:span text:style-name="T8">if not </text:span><text:span text:style-name="T6">os.path.exists(</text:span><text:span text:style-name="T9">"booksIndex"</text:span><text:span text:style-name="T6">):</text:span><text:line-break/><text:span text:style-name="T6"> <text:s text:c="7"/>os.mkdir(</text:span><text:span text:style-name="T9">"booksIndex"</text:span><text:span text:style-name="T6">)</text:span><text:line-break/><text:span text:style-name="T6"> <text:s text:c="7"/>create_in(</text:span><text:span text:style-name="T9">"booksIndex"</text:span><text:span text:style-name="T8">, </text:span><text:span text:style-name="T10">schema</text:span><text:span text:style-name="T6">=booksSchema)</text:span><text:line-break/><text:line-break/><text:span text:style-name="T8">def </text:span><text:span text:style-name="T12">indexBooks</text:span><text:span text:style-name="T6">():</text:span><text:line-break/><text:span text:style-name="T6"> <text:s text:c="3"/>books = Book.objects.all()</text:span><text:line-break/><text:span text:style-name="T6"> <text:s text:c="3"/>ix = open_dir(</text:span><text:span text:style-name="T9">"booksIndex"</text:span><text:span text:style-name="T6">)</text:span><text:line-break/><text:soft-page-break/><text:span text:style-name="T6"> <text:s text:c="3"/>writer = ix.writer()</text:span><text:line-break/><text:span text:style-name="T6"> <text:s text:c="3"/></text:span><text:span text:style-name="T8">for </text:span><text:span text:style-name="T6">b </text:span><text:span text:style-name="T8">in </text:span><text:span text:style-name="T6">books:</text:span><text:line-break/><text:span text:style-name="T6"> <text:s text:c="7"/>writer.add_document(</text:span><text:span text:style-name="T10">id</text:span><text:span text:style-name="T6">=</text:span><text:span text:style-name="T11">str</text:span><text:span text:style-name="T6">(b.id)</text:span><text:span text:style-name="T8">, </text:span><text:span text:style-name="T10">title</text:span><text:span text:style-name="T6">=b.title</text:span><text:span text:style-name="T8">, </text:span><text:span text:style-name="T10">author</text:span><text:span text:style-name="T6">=b.author</text:span><text:span text:style-name="T8">,</text:span><text:line-break/><text:span text:style-name="T8"> <text:s text:c="27"/></text:span><text:span text:style-name="T10">synopsis</text:span><text:span text:style-name="T6">=b.synopsis)</text:span><text:line-break/><text:span text:style-name="T6"> <text:s text:c="3"/>writer.commit()</text:span></text:p>
      <text:p text:style-name="P3"/>
      <text:p text:style-name="P4">Otra herramienta de la aplicación es un sistema de recomendación. Mediante un algoritmo desarrollado para este sistema, se pueden obtener libros recomendados para un usuario en función de los libros que este mismo usuario ha puntuado previamente. Reading permite que los usuarios registrados y con sesión iniciada puedan puntuar los libros <text:span text:style-name="T3">que no haya puntuado con anterioridad. Dado que el número de usuarios y puntuaciones del sistema es considerablemente bajo, utilizar un sistema de recomendación colaborativo, tal y como se usa en páginas reales, no resultaría efectivo dado que no habría suficientes datos para generar buenas recomendaciones. Por ello, Reading utiliza un sistema basado en contenido, donde al obtener recomendaciones para un usuario solamente se tienen en cuenta las puntuaciones anteriores del mismo usuario. El algoritmo que calcula la la puntuación o potencial interés de un usuario por un libro es el siguiente:</text:span></text:p>
      <text:p text:style-name="P4"/>
      <text:p text:style-name="P4"><text:tab/><text:span text:style-name="T4">1. Si el usuario no ha puntuado el libro X:</text:span></text:p>
      <text:p text:style-name="P4"><text:tab/><text:tab/><text:span text:style-name="T4">1.1. total = 0</text:span></text:p>
      <text:p text:style-name="P4"><text:tab/><text:tab/><text:span text:style-name="T4">1.2. cuenta = 0</text:span></text:p>
      <text:p text:style-name="P4"><text:tab/><text:tab/><text:span text:style-name="T4">1.3. Para cada puntuación existente del usuario para un libro Y:</text:span></text:p>
      <text:p text:style-name="P4"><text:tab/><text:tab/><text:tab/><text:span text:style-name="T4">1.3.1. actual = 0</text:span></text:p>
      <text:p text:style-name="P4"><text:tab/><text:tab/><text:tab/><text:span text:style-name="T4">1.3.2. Si la categoría de X e Y coincide, actual += 3</text:span></text:p>
      <text:p text:style-name="P4"><text:tab/><text:tab/><text:tab/><text:span text:style-name="T4">1.3.3. Si el autor de X e Y coincide, actual += 2</text:span></text:p>
      <text:p text:style-name="P4"><text:tab/><text:tab/><text:tab/><text:span text:style-name="T4">1.3.4. Si la similaridad del título de X e Y es mayor que 0.75, actual += 1</text:span></text:p>
      <text:p text:style-name="P4"><text:tab/><text:tab/><text:tab/><text:span text:style-name="T4">1.3.4. actual *= puntuación dada a Y</text:span></text:p>
      <text:p text:style-name="P4"><text:tab/><text:tab/><text:tab/><text:span text:style-name="T4">1.3.5. total += actual</text:span></text:p>
      <text:p text:style-name="P4"><text:tab/><text:tab/><text:tab/><text:span text:style-name="T4">1.3.6. cuenta ++</text:span></text:p>
      <text:p text:style-name="P4"><text:tab/><text:tab/><text:span text:style-name="T4">1.4. total = total / cuenta</text:span></text:p>
      <text:p text:style-name="P4"/>
      <text:p text:style-name="P4"><text:span text:style-name="T8">def </text:span><text:span text:style-name="T12">load_rs</text:span><text:span text:style-name="T6">(request):</text:span><text:line-break/><text:span text:style-name="T6"> <text:s text:c="3"/>start = time.time()</text:span><text:line-break/><text:span text:style-name="T6"> <text:s text:c="3"/>shelf = shelve.open(</text:span><text:span text:style-name="T9">'dataRS.dat'</text:span><text:span text:style-name="T6">)</text:span><text:line-break/><text:span text:style-name="T6"> <text:s text:c="3"/>users = models.Rating.objects.values(</text:span><text:span text:style-name="T9">'user'</text:span><text:span text:style-name="T6">).distinct()</text:span><text:line-break/><text:span text:style-name="T6"> <text:s text:c="3"/>userrecom = {}</text:span><text:line-break/><text:span text:style-name="T6"> <text:s text:c="3"/></text:span><text:span text:style-name="T8">for </text:span><text:span text:style-name="T6">user </text:span><text:span text:style-name="T8">in </text:span><text:span text:style-name="T6">users:</text:span><text:line-break/><text:span text:style-name="T6"> <text:s text:c="7"/>idusu = user[</text:span><text:span text:style-name="T9">'user'</text:span><text:span text:style-name="T6">]</text:span><text:line-break/><text:span text:style-name="T6"> <text:s text:c="7"/>user = get_object_or_404(User</text:span><text:span text:style-name="T8">, </text:span><text:span text:style-name="T10">id</text:span><text:span text:style-name="T6">=idusu)</text:span><text:line-break/><text:span text:style-name="T6"> <text:s text:c="7"/>ratings = models.Rating.objects.filter(</text:span><text:span text:style-name="T10">user</text:span><text:span text:style-name="T6">=user)</text:span><text:line-break/><text:span text:style-name="T6"> <text:s text:c="7"/>books = models.Book.objects.all()</text:span><text:line-break/><text:span text:style-name="T6"> <text:s text:c="7"/>userrecom.setdefault(idusu</text:span><text:span text:style-name="T8">, </text:span><text:span text:style-name="T6">[])</text:span><text:line-break/><text:span text:style-name="T6"> <text:s text:c="7"/>bookrecom = {}</text:span><text:line-break/><text:span text:style-name="T6"> <text:s text:c="7"/></text:span><text:span text:style-name="T8">for </text:span><text:span text:style-name="T6">book </text:span><text:span text:style-name="T8">in </text:span><text:span text:style-name="T6">books:</text:span><text:line-break/><text:span text:style-name="T6"> <text:s text:c="11"/></text:span><text:span text:style-name="T8">if </text:span><text:span text:style-name="T6">ratings.filter(</text:span><text:span text:style-name="T10">book</text:span><text:span text:style-name="T6">=book.id).first() </text:span><text:span text:style-name="T8">is None</text:span><text:span text:style-name="T6">:</text:span><text:line-break/><text:span text:style-name="T6"> <text:s text:c="15"/>total = </text:span><text:span text:style-name="T7">0.0</text:span><text:line-break/><text:span text:style-name="T7"> <text:s text:c="15"/></text:span><text:span text:style-name="T6">count = </text:span><text:span text:style-name="T7">0</text:span><text:line-break/><text:span text:style-name="T7"> <text:s text:c="15"/></text:span><text:span text:style-name="T8">for </text:span><text:span text:style-name="T6">rating </text:span><text:span text:style-name="T8">in </text:span><text:span text:style-name="T6">ratings:</text:span><text:line-break/><text:span text:style-name="T6"> <text:s text:c="19"/>actual = </text:span><text:span text:style-name="T7">0</text:span><text:line-break/><text:span text:style-name="T7"> <text:s text:c="19"/></text:span><text:span text:style-name="T8">if </text:span><text:span text:style-name="T6">rating.book.category == book.category:</text:span><text:line-break/><text:span text:style-name="T6"> <text:s text:c="23"/>actual += </text:span><text:span text:style-name="T7">3</text:span><text:line-break/><text:span text:style-name="T7"> <text:s text:c="19"/></text:span><text:span text:style-name="T8">if </text:span><text:span text:style-name="T6">rating.book.author == book.author:</text:span><text:line-break/><text:span text:style-name="T6"> <text:s text:c="23"/>actual += </text:span><text:span text:style-name="T7">2</text:span><text:line-break/><text:span text:style-name="T7"> <text:s text:c="19"/></text:span><text:span text:style-name="T6">similarity = SequenceMatcher(</text:span><text:span text:style-name="T8">None, </text:span><text:span text:style-name="T6">rating.book.title</text:span><text:span text:style-name="T8">, <text:tab/><text:tab/><text:tab/><text:tab/><text:tab/><text:tab/><text:tab/><text:tab/><text:tab/> <text:s text:c="2"/></text:span><text:span text:style-name="T6">book.title).ratio()</text:span><text:line-break/><text:span text:style-name="T6"> <text:s text:c="19"/></text:span><text:span text:style-name="T8">if </text:span><text:span text:style-name="T6">similarity &gt; </text:span><text:span text:style-name="T7">0.75</text:span><text:span text:style-name="T6">:</text:span><text:line-break/><text:span text:style-name="T6"> <text:s text:c="23"/>actual += </text:span><text:span text:style-name="T7">1</text:span><text:line-break/><text:soft-page-break/><text:span text:style-name="T7"> <text:s text:c="19"/></text:span><text:span text:style-name="T6">actual *= rating.rating</text:span><text:line-break/><text:span text:style-name="T6"> <text:s text:c="19"/>total += actual</text:span><text:line-break/><text:span text:style-name="T6"> <text:s text:c="19"/>count += </text:span><text:span text:style-name="T7">1</text:span><text:line-break/><text:span text:style-name="T7"> <text:s text:c="15"/></text:span><text:span text:style-name="T6">total = total / count</text:span><text:line-break/><text:span text:style-name="T6"> <text:s text:c="15"/>bookrecom[book.id] = total</text:span><text:line-break/><text:span text:style-name="T6"> <text:s text:c="7"/>sortedrecom = </text:span><text:span text:style-name="T11">sorted</text:span><text:span text:style-name="T6">(bookrecom.items()</text:span><text:span text:style-name="T8">, </text:span><text:span text:style-name="T10">key</text:span><text:span text:style-name="T6">=</text:span><text:span text:style-name="T8">lambda </text:span><text:span text:style-name="T6">x: x[</text:span><text:span text:style-name="T7">1</text:span><text:span text:style-name="T6">]</text:span><text:span text:style-name="T8">, </text:span><text:span text:style-name="T10">reverse</text:span><text:span text:style-name="T6">=</text:span><text:span text:style-name="T8">True</text:span><text:span text:style-name="T6">)[:</text:span><text:span text:style-name="T7">10</text:span><text:span text:style-name="T6">]</text:span><text:line-break/><text:span text:style-name="T6"> <text:s text:c="7"/>userrecom[idusu] = sortedrecom</text:span><text:line-break/><text:span text:style-name="T6"> <text:s text:c="3"/>shelf[</text:span><text:span text:style-name="T9">'userrecom'</text:span><text:span text:style-name="T6">] = userrecom</text:span><text:line-break/><text:span text:style-name="T6"> <text:s text:c="3"/>shelf.close()</text:span><text:line-break/><text:span text:style-name="T6"> <text:s text:c="3"/>stop = time.time()</text:span><text:line-break/><text:span text:style-name="T6"> <text:s text:c="3"/></text:span><text:span text:style-name="T8">return </text:span><text:span text:style-name="T6">render(request</text:span><text:span text:style-name="T8">, </text:span><text:span text:style-name="T9">'finished.html'</text:span><text:span text:style-name="T8">, </text:span><text:span text:style-name="T6">{</text:span><text:span text:style-name="T9">'time'</text:span><text:span text:style-name="T6">: stop-start</text:span><text:span text:style-name="T8">, </text:span><text:span text:style-name="T9">'process'</text:span><text:span text:style-name="T6">: </text:span><text:span text:style-name="T9">'carga del <text:tab/><text:tab/> <text:s text:c="4"/>sistema de recomendación'</text:span><text:span text:style-name="T6">})</text:span></text:p>
      <text:p text:style-name="P4"/>
      <text:p text:style-name="P5">En este algoritmo, “total” es el valor final que se asocia a cada libro no puntuado por un usuario. Posteriormente, una vez calculadas todas las puntuaciones, se ordenan de mayor a menor, se obtienen las diez mejores, y se almacenan en un fichero, llamado “dataRS.dat”, con la ayuda del paquete “shelve”. No es muy eficiente que estos cálculos se lancen cada vez que un usuario puntúe un libro, sino han de ejecutarse manualmente de forma regular para que las nuevas puntuaciones se tengan en cuenta. A la hora de recuperar las recomendaciones para un usuario, simplemente habrá que extraer del fichero donde se almacenaron las puntuaciones la lista de libros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2:33:16.058114871</meta:creation-date>
    <dc:date>2019-01-22T17:33:33.729288090</dc:date>
    <meta:editing-duration>PT8M8S</meta:editing-duration>
    <meta:editing-cycles>2</meta:editing-cycles>
    <meta:generator>LibreOffice/6.1.4.2$Linux_X86_64 LibreOffice_project/10$Build-2</meta:generator>
    <meta:document-statistic meta:table-count="0" meta:image-count="0" meta:object-count="0" meta:page-count="4" meta:paragraph-count="32" meta:word-count="1231" meta:character-count="9845" meta:non-whitespace-character-count="7373"/>
  </office:meta>
</office:document-meta>
</file>